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1ca6" officeooo:paragraph-rsid="001d1ca6"/>
    </style:style>
    <style:style style:name="P2" style:family="paragraph" style:parent-style-name="Standard">
      <style:paragraph-properties style:line-height-at-least="0.402cm"/>
      <style:text-properties fo:color="#d4d4d4" style:font-name="Droid Sans Mono" fo:font-size="8.39999961853027pt" fo:font-weight="normal" fo:background-color="#1e1e1e"/>
    </style:style>
    <style:style style:name="P3" style:family="paragraph" style:parent-style-name="Standard">
      <style:text-properties fo:color="#d4d4d4" style:font-name="Droid Sans Mono" fo:font-size="8.39999961853027pt" fo:font-weight="normal" officeooo:rsid="001d1ca6" officeooo:paragraph-rsid="001d1ca6" fo:background-color="#1e1e1e"/>
    </style:style>
    <style:style style:name="P4" style:family="paragraph" style:parent-style-name="Standard">
      <style:paragraph-properties style:line-height-at-least="0.402cm"/>
    </style:style>
    <style:style style:name="T1" style:family="text">
      <style:text-properties fo:color="#ce9178"/>
    </style:style>
    <style:style style:name="T2" style:family="text">
      <style:text-properties fo:color="#569c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(base) tushar@asus-laptop:~/StudyMaterial/Sem-2/petpalace/pp_backend$ pip install django-cors-headers</text:p>
      <text:p text:style-name="Standard"/>
      <text:p text:style-name="P1">in backend settings.py file add corsheader in installed-app</text:p>
      <text:p text:style-name="P1"/>
      <text:p text:style-name="P3">INSTALLED_APPS = [</text:p>
      <text:p text:style-name="P2"><text:span text:style-name="T1">'django.contrib.admin'</text:span>,</text:p>
      <text:p text:style-name="P2"><text:span text:style-name="T1">'django.contrib.auth'</text:span>,</text:p>
      <text:p text:style-name="P2"><text:span text:style-name="T1">'django.contrib.contenttypes'</text:span>,</text:p>
      <text:p text:style-name="P2"><text:span text:style-name="T1">'django.contrib.sessions'</text:span>,</text:p>
      <text:p text:style-name="P2"><text:span text:style-name="T1">'django.contrib.messages'</text:span>,</text:p>
      <text:p text:style-name="P2"><text:span text:style-name="T1">'django.contrib.staticfiles'</text:span>,</text:p>
      <text:p text:style-name="P2"><text:span text:style-name="T1">'base.apps.BaseConfig'</text:span>,</text:p>
      <text:p text:style-name="P2"><text:span text:style-name="T1">'rest_framework'</text:span>,</text:p>
      <text:p text:style-name="P2"><text:span text:style-name="T1">'corsheaders'</text:span>,</text:p>
      <text:p text:style-name="P2">]</text:p>
      <text:p text:style-name="P1"/>
      <text:p text:style-name="P1"/>
      <text:p text:style-name="P1">also add corsheaders.middleware.CorsMiddleware in middleware</text:p>
      <text:p text:style-name="P1"/>
      <text:p text:style-name="P2">MIDDLEWARE = [</text:p>
      <text:p text:style-name="P2"><text:span text:style-name="T1">'corsheaders.middleware.CorsMiddleware'</text:span>,</text:p>
      <text:p text:style-name="P2"><text:span text:style-name="T1">'django.middleware.security.SecurityMiddleware'</text:span>,</text:p>
      <text:p text:style-name="P2"><text:span text:style-name="T1">'django.contrib.sessions.middleware.SessionMiddleware'</text:span>,</text:p>
      <text:p text:style-name="P2"><text:span text:style-name="T1">'django.middleware.common.CommonMiddleware'</text:span>,</text:p>
      <text:p text:style-name="P2"><text:span text:style-name="T1">'django.middleware.csrf.CsrfViewMiddleware'</text:span>,</text:p>
      <text:p text:style-name="P2"><text:span text:style-name="T1">'django.contrib.auth.middleware.AuthenticationMiddleware'</text:span>,</text:p>
      <text:p text:style-name="P2"><text:span text:style-name="T1">'django.contrib.messages.middleware.MessageMiddleware'</text:span>,</text:p>
      <text:p text:style-name="P2"><text:span text:style-name="T1">'django.middleware.clickjacking.XFrameOptionsMiddleware'</text:span>,</text:p>
      <text:p text:style-name="P2">]</text:p>
      <text:p text:style-name="P1"/>
      <text:p text:style-name="P1">and at the end file just below Static_URL add CORS_ALLOW_ALL_ORIGINS=True </text:p>
      <text:p text:style-name="P1"/>
      <text:p text:style-name="P2">STATIC_URL = <text:span text:style-name="T1">'/static/'</text:span></text:p>
      <text:p text:style-name="P4"/>
      <text:p text:style-name="P2">CORS_ALLOW_ALL_ORIGINS =<text:span text:style-name="T2">True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7T12:19:42.871791949</meta:creation-date>
    <dc:date>2021-07-27T12:36:13.982277259</dc:date>
    <meta:editing-duration>PT6M23S</meta:editing-duration>
    <meta:editing-cycles>1</meta:editing-cycles>
    <meta:document-statistic meta:table-count="0" meta:image-count="0" meta:object-count="0" meta:page-count="1" meta:paragraph-count="27" meta:word-count="58" meta:character-count="990" meta:non-whitespace-character-count="958"/>
    <meta:generator>LibreOffice/6.4.7.2$Linux_X86_64 LibreOffice_project/40$Build-2</meta:generator>
  </office:meta>
</office:document-meta>
</file>